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21.1" calcext:value-type="float">
            <text:p>21.1</text:p>
          </table:table-cell>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4.8" calcext:value-type="float">
            <text:p>4.8</text:p>
          </table:table-cell>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17.2" calcext:value-type="float">
            <text:p>17.2</text:p>
          </table:table-cell>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5" meta:object-count="0"/>
    <meta:generator>LibreOfficeDev/5.1.0.3$Linux_X86_64 LibreOffice_project/</meta:generator>
  </office:meta>
</office:document-meta>
</file>